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style:font-size-asian="72pt" style:font-size-complex="72pt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style:font-name="Times New Roman"/>
    </style:style>
    <style:style style:name="P5" style:family="paragraph" style:parent-style-name="Text_20_body" style:list-style-name="L2">
      <style:text-properties fo:font-weight="bold" style:font-weight-asian="bold" style:font-weight-complex="bold"/>
    </style:style>
    <style:style style:name="T1" style:family="text">
      <style:text-properties style:font-name="Courier New"/>
    </style:style>
    <style:style style:name="T2" style:family="text">
      <style:text-properties style:font-name="Times New Roman"/>
    </style:style>
    <style:style style:name="T3" style:family="text">
      <style:text-properties style:text-position="sub 58%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Catalyst Engine</text:p>
      <text:p text:style-name="P1">Documentation</text:p>
      <text:h text:style-name="P2" text:outline-level="1">Defines</text:h>
      <text:list xml:id="list3502318849148947577" text:style-name="L2">
        <text:list-item>
          <text:p text:style-name="P5">CATALYST_DISABLE_OCEAN –<text:span text:style-name="T5"> Disables ocean rendering.</text:span></text:p>
        </text:list-item>
      </text:list>
      <text:h text:style-name="P2" text:outline-level="1">Naming</text:h>
      <text:list xml:id="list8445300415111982924" text:style-name="L1">
        <text:list-item>
          <text:p text:style-name="P3">Member variables start with an underscore. Every subsequent word begins with a capital letter, the rest lower case. Example: <text:span text:style-name="T1">_MyMemberVariable</text:span></text:p>
        </text:list-item>
        <text:list-item>
          <text:p text:style-name="P4">All other variables is written in camel case, i.e. the first word starts with a lower case letter and subsequent letters are all lower case. The subsequent words starts with upper case. Example: m<text:span text:style-name="T1">yVariable</text:span></text:p>
        </text:list-item>
        <text:list-item>
          <text:p text:style-name="P4"><text:span text:style-name="T2">Constant variables are all in upper case, with underscores separating words. Example: </text:span><text:span text:style-name="T1">MY_CONSTANT_VARIABL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03T21:00:29.51</meta:creation-date>
    <dc:date>2018-09-06T22:57:01.49</dc:date>
    <meta:editing-duration>PT1H55M51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3" meta:paragraph-count="8" meta:word-count="81" meta:character-count="548"/>
  </office:meta>
</office:document-meta>
</file>